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eefc" officeooo:paragraph-rsid="001666b8"/>
    </style:style>
    <style:style style:name="P2" style:family="paragraph" style:parent-style-name="Standard">
      <style:text-properties officeooo:rsid="001666b8" officeooo:paragraph-rsid="001666b8"/>
    </style:style>
    <style:style style:name="P3" style:family="paragraph" style:parent-style-name="Standard">
      <style:text-properties officeooo:rsid="000bf16b" officeooo:paragraph-rsid="001666b8"/>
    </style:style>
    <style:style style:name="P4" style:family="paragraph" style:parent-style-name="Standard">
      <style:text-properties fo:font-weight="bold" officeooo:rsid="001666b8" officeooo:paragraph-rsid="001666b8" style:font-weight-asian="bold" style:font-weight-complex="bold"/>
    </style:style>
    <style:style style:name="P5" style:family="paragraph" style:parent-style-name="Standard">
      <style:text-properties fo:font-weight="bold" officeooo:rsid="001848af" officeooo:paragraph-rsid="001848af" style:font-weight-asian="bold" style:font-weight-complex="bold"/>
    </style:style>
    <style:style style:name="P6" style:family="paragraph" style:parent-style-name="Standard">
      <style:text-properties fo:font-weight="bold" officeooo:rsid="001ad09f" officeooo:paragraph-rsid="001ad09f" style:font-weight-asian="bold" style:font-weight-complex="bold"/>
    </style:style>
    <style:style style:name="P7" style:family="paragraph" style:parent-style-name="Standard">
      <style:paragraph-properties fo:margin-left="0.4925in" fo:margin-right="0in" fo:text-indent="0in" style:auto-text-indent="false"/>
      <style:text-properties fo:font-weight="bold" officeooo:rsid="001ad09f" officeooo:paragraph-rsid="001ad09f" style:font-weight-asian="bold" style:font-weight-complex="bold"/>
    </style:style>
    <style:style style:name="P8" style:family="paragraph" style:parent-style-name="Table_20_Contents">
      <style:text-properties officeooo:rsid="000deefc" officeooo:paragraph-rsid="001666b8"/>
    </style:style>
    <style:style style:name="P9" style:family="paragraph" style:parent-style-name="Table_20_Contents">
      <style:text-properties officeooo:rsid="001552ed" officeooo:paragraph-rsid="001666b8"/>
    </style:style>
    <style:style style:name="P10" style:family="paragraph" style:parent-style-name="Table_20_Contents">
      <style:text-properties officeooo:rsid="0023c411" officeooo:paragraph-rsid="001666b8"/>
    </style:style>
    <style:style style:name="P11" style:family="paragraph" style:parent-style-name="Table_20_Contents">
      <style:text-properties officeooo:rsid="000deefc" officeooo:paragraph-rsid="001d4a08"/>
    </style:style>
    <style:style style:name="P12" style:family="paragraph" style:parent-style-name="Table_20_Contents">
      <style:text-properties officeooo:rsid="001552ed" officeooo:paragraph-rsid="001d4a08"/>
    </style:style>
    <style:style style:name="P13" style:family="paragraph" style:parent-style-name="Table_20_Contents">
      <style:text-properties officeooo:rsid="0023c411" officeooo:paragraph-rsid="001d4a08"/>
    </style:style>
    <style:style style:name="P14" style:family="paragraph" style:parent-style-name="Standard">
      <style:text-properties officeooo:rsid="000f3591" officeooo:paragraph-rsid="001666b8"/>
    </style:style>
    <style:style style:name="P15" style:family="paragraph" style:parent-style-name="Standard">
      <style:text-properties fo:font-weight="normal" officeooo:rsid="00170e84" officeooo:paragraph-rsid="001666b8" style:font-weight-asian="normal" style:font-weight-complex="normal"/>
    </style:style>
    <style:style style:name="P16" style:family="paragraph" style:parent-style-name="Standard">
      <style:text-properties fo:font-weight="normal" officeooo:rsid="00170e84" officeooo:paragraph-rsid="00170e84" style:font-weight-asian="normal" style:font-weight-complex="normal"/>
    </style:style>
    <style:style style:name="P17" style:family="paragraph" style:parent-style-name="Standard">
      <style:text-properties fo:font-weight="normal" officeooo:rsid="001848af" officeooo:paragraph-rsid="001848af" style:font-weight-asian="normal" style:font-weight-complex="normal"/>
    </style:style>
    <style:style style:name="P18" style:family="paragraph" style:parent-style-name="Standard">
      <style:text-properties fo:font-weight="normal" officeooo:rsid="00192e57" officeooo:paragraph-rsid="00192e57" style:font-weight-asian="normal" style:font-weight-complex="normal"/>
    </style:style>
    <style:style style:name="P19" style:family="paragraph" style:parent-style-name="Standard">
      <style:text-properties fo:font-weight="normal" officeooo:rsid="001ad09f" officeooo:paragraph-rsid="001ad09f" style:font-weight-asian="normal" style:font-weight-complex="normal"/>
    </style:style>
    <style:style style:name="P20" style:family="paragraph" style:parent-style-name="Standard">
      <style:text-properties officeooo:rsid="000deefc" officeooo:paragraph-rsid="001d4a08"/>
    </style:style>
    <style:style style:name="P21" style:family="paragraph" style:parent-style-name="Standard">
      <style:text-properties officeooo:paragraph-rsid="001d4a08"/>
    </style:style>
    <style:style style:name="P22" style:family="paragraph" style:parent-style-name="Standard">
      <style:text-properties officeooo:paragraph-rsid="001666b8"/>
    </style:style>
    <style:style style:name="P23" style:family="paragraph" style:parent-style-name="Standard">
      <style:paragraph-properties fo:margin-left="0.4925in" fo:margin-right="0in" fo:text-indent="0in" style:auto-text-indent="false"/>
      <style:text-properties fo:font-weight="normal" officeooo:rsid="001ad09f" officeooo:paragraph-rsid="001ad09f" style:font-weight-asian="normal" style:font-weight-complex="normal"/>
    </style:style>
    <style:style style:name="P24" style:family="paragraph" style:parent-style-name="Standard">
      <style:paragraph-properties fo:margin-left="0in" fo:margin-right="0in" fo:text-indent="0in" style:auto-text-indent="false"/>
      <style:text-properties fo:font-weight="normal" officeooo:rsid="001ca741" officeooo:paragraph-rsid="001ca741" style:font-weight-asian="normal" style:font-weight-complex="normal"/>
    </style:style>
    <style:style style:name="P25" style:family="paragraph" style:parent-style-name="Header">
      <style:text-properties officeooo:paragraph-rsid="001d4a08"/>
    </style:style>
    <style:style style:name="P26" style:family="paragraph">
      <style:paragraph-properties fo:margin-left="0in" fo:margin-right="0in" fo:margin-top="0in" fo:margin-bottom="0in" fo:line-height="100%" fo:text-align="center" fo:text-indent="0in"/>
    </style:style>
    <style:style style:name="P2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28" style:family="paragraph">
      <loext:graphic-properties draw:fill="solid" draw:fill-color="#66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 style:family="text">
      <style:text-properties officeooo:rsid="001666b8"/>
    </style:style>
    <style:style style:name="T2" style:family="text">
      <style:text-properties fo:font-weight="normal" style:font-weight-asian="normal" style:font-weight-complex="normal"/>
    </style:style>
    <style:style style:name="T3" style:family="text">
      <style:text-properties fo:font-weight="normal" officeooo:rsid="00170e84" style:font-weight-asian="normal" style:font-weight-complex="normal"/>
    </style:style>
    <style:style style:name="T4" style:family="text">
      <style:text-properties fo:font-weight="normal" officeooo:rsid="00192e57"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ca741"/>
    </style:style>
    <style:style style:name="T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016in" fo:min-width="0.1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66ffff" draw:textarea-horizontal-align="justify" draw:textarea-vertical-align="middle" draw:auto-grow-height="false" fo:min-height="0.2016in" fo:min-width="0.1528in" fo:padding-top="0.0492in" fo:padding-bottom="0.0492in" fo:padding-left="0.0984in" fo:padding-right="0.0984in"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Quick Sort is a sorting algorithm designed to sort arrays. Quickly.</text:span></text:p>
      <text:p text:style-name="P2"/>
      <text:p text:style-name="P2">Interviewer Notes:</text:p>
      <text:p text:style-name="P14">- Have the candidate assume an array of values 42, 8, 16, 15, 4, 23.</text:p>
      <text:p text:style-name="P3"/>
      <text:p text:style-name="P4">- Have the candidate demonstrate the steps a quick sort would take on this array.<text:span text:style-name="T2"> It would first choose a </text:span><text:span text:style-name="T5">pivot </text:span><text:span text:style-name="T2">in the array. For simplicity, lets assume we choose the right-most element. It then checks each element in the array, and if it is greater </text:span><text:span text:style-name="T3">than the pivot, it copies it to the right side of the pivot. It does this until it has touched each element in the array once.</text:span></text:p>
      <text:p text:style-name="P15"/>
      <text:p text:style-name="P16">It then recursively sorts all the elements to the left of the pivot, as it stands, and to the pivot’s right. Until there is one element, which is by default sorted. When the recursion is finished, the array is sorted.</text:p>
      <text:p text:style-name="P16"/>
      <text:p text:style-name="P16">Visually, it would look like…</text:p>
      <text:p text:style-name="P16"/>
      <text:p text:style-name="P16">1.<text:tab/><text:tab/><text:tab/><text:tab/><text:tab/><text:tab/><text:tab/><text:tab/>2. Choose 23 as the pivot</text:p>
      <text:p text:style-name="P16"><draw:g text:anchor-type="paragraph" draw:z-index="0" draw:name="Shape1" draw:style-name="gr1"><draw:custom-shape draw:style-name="gr2" draw:text-style-name="P27" svg:width="0.3504in" svg:height="0.3004in" svg:x="0in" svg:y="0in"><text:p text:style-name="P26"><text:span text:style-name="T7">42</text:span></text:p><draw:enhanced-geometry svg:viewBox="0 0 21600 21600" draw:type="rectangle" draw:enhanced-path="M 0 0 L 21600 0 21600 21600 0 21600 0 0 Z N"/></draw:custom-shape><draw:custom-shape draw:style-name="gr2" draw:text-style-name="P27" svg:width="0.3504in" svg:height="0.3004in" svg:x="0.35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0.7in" svg:y="0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1.05in" svg:y="0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1.4in" svg:y="0in"><text:p text:style-name="P26"><text:span text:style-name="T7">4</text:span></text:p><draw:enhanced-geometry svg:viewBox="0 0 21600 21600" draw:type="rectangle" draw:enhanced-path="M 0 0 L 21600 0 21600 21600 0 21600 0 0 Z N"/></draw:custom-shape><draw:custom-shape draw:style-name="gr2" draw:text-style-name="P27" svg:width="0.3504in" svg:height="0.3004in" svg:x="1.75in" svg:y="0in"><text:p text:style-name="P26"><text:span text:style-name="T7">23</text:span></text:p><draw:enhanced-geometry svg:viewBox="0 0 21600 21600" draw:type="rectangle" draw:enhanced-path="M 0 0 L 21600 0 21600 21600 0 21600 0 0 Z N"/></draw:custom-shape></draw:g><draw:g text:anchor-type="paragraph" draw:z-index="1" draw:name="Shape2" draw:style-name="gr1"><draw:custom-shape draw:style-name="gr2" draw:text-style-name="P27" svg:width="0.3504in" svg:height="0.3004in" svg:x="3.8772in" svg:y="0in"><text:p text:style-name="P26"><text:span text:style-name="T7">42</text:span></text:p><draw:enhanced-geometry svg:viewBox="0 0 21600 21600" draw:type="rectangle" draw:enhanced-path="M 0 0 L 21600 0 21600 21600 0 21600 0 0 Z N"/></draw:custom-shape><draw:custom-shape draw:style-name="gr2" draw:text-style-name="P27" svg:width="0.3504in" svg:height="0.3004in" svg:x="4.2272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4.5772in" svg:y="0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4.9272in" svg:y="0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5.2772in" svg:y="0in"><text:p text:style-name="P26"><text:span text:style-name="T7">4</text:span></text:p><draw:enhanced-geometry svg:viewBox="0 0 21600 21600" draw:type="rectangle" draw:enhanced-path="M 0 0 L 21600 0 21600 21600 0 21600 0 0 Z N"/></draw:custom-shape><draw:custom-shape draw:style-name="gr3" draw:text-style-name="P28" svg:width="0.3504in" svg:height="0.3004in" svg:x="5.6272in" svg:y="0in"><text:p text:style-name="P26"><text:span text:style-name="T7">23</text:span></text:p><draw:enhanced-geometry svg:viewBox="0 0 21600 21600" draw:type="rectangle" draw:enhanced-path="M 0 0 L 21600 0 21600 21600 0 21600 0 0 Z N"/></draw:custom-shape></draw:g></text:p>
      <text:p text:style-name="P16"/>
      <text:p text:style-name="P16"/>
      <text:p text:style-name="P16">3. Move items greater than the pivot to the right<text:tab/><text:tab/>4. Divide the portion up to the pivot, recurse</text:p>
      <text:p text:style-name="P16"><draw:g text:anchor-type="paragraph" draw:z-index="2" draw:name="Shape3" draw:style-name="gr1"><draw:custom-shape draw:style-name="gr2" draw:text-style-name="P27" svg:width="0.3504in" svg:height="0.3004in" svg:x="1.75in" svg:y="0in"><text:p text:style-name="P26"><text:span text:style-name="T7">42</text:span></text:p><draw:enhanced-geometry svg:viewBox="0 0 21600 21600" draw:type="rectangle" draw:enhanced-path="M 0 0 L 21600 0 21600 21600 0 21600 0 0 Z N"/></draw:custom-shape><draw:custom-shape draw:style-name="gr2" draw:text-style-name="P27" svg:width="0.3504in" svg:height="0.3004in" svg:x="0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0.35in" svg:y="0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0.7in" svg:y="0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1.05in" svg:y="0in"><text:p text:style-name="P26"><text:span text:style-name="T7">4</text:span></text:p><draw:enhanced-geometry svg:viewBox="0 0 21600 21600" draw:type="rectangle" draw:enhanced-path="M 0 0 L 21600 0 21600 21600 0 21600 0 0 Z N"/></draw:custom-shape><draw:custom-shape draw:style-name="gr3" draw:text-style-name="P28" svg:width="0.3504in" svg:height="0.3004in" svg:x="1.4in" svg:y="0in"><text:p text:style-name="P26"><text:span text:style-name="T7">23</text:span></text:p><draw:enhanced-geometry svg:viewBox="0 0 21600 21600" draw:type="rectangle" draw:enhanced-path="M 0 0 L 21600 0 21600 21600 0 21600 0 0 Z N"/></draw:custom-shape></draw:g><draw:g text:anchor-type="paragraph" draw:z-index="3" draw:name="Shape4" draw:style-name="gr1"><draw:custom-shape draw:style-name="gr2" draw:text-style-name="P27" svg:width="0.3504in" svg:height="0.3004in" svg:x="5.7921in" svg:y="0.0154in"><text:p text:style-name="P26"><text:span text:style-name="T7">42</text:span></text:p><draw:enhanced-geometry svg:viewBox="0 0 21600 21600" draw:type="rectangle" draw:enhanced-path="M 0 0 L 21600 0 21600 21600 0 21600 0 0 Z N"/></draw:custom-shape><draw:custom-shape draw:style-name="gr2" draw:text-style-name="P27" svg:width="0.3504in" svg:height="0.3004in" svg:x="3.8846in" svg:y="0.0154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4.2346in" svg:y="0.0154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4.5846in" svg:y="0.0154in"><text:p text:style-name="P26"><text:span text:style-name="T7">15</text:span></text:p><draw:enhanced-geometry svg:viewBox="0 0 21600 21600" draw:type="rectangle" draw:enhanced-path="M 0 0 L 21600 0 21600 21600 0 21600 0 0 Z N"/></draw:custom-shape><draw:custom-shape draw:style-name="gr3" draw:text-style-name="P28" svg:width="0.3504in" svg:height="0.3004in" svg:x="4.9346in" svg:y="0.0154in"><text:p text:style-name="P26"><text:span text:style-name="T7">4</text:span></text:p><draw:enhanced-geometry svg:viewBox="0 0 21600 21600" draw:type="rectangle" draw:enhanced-path="M 0 0 L 21600 0 21600 21600 0 21600 0 0 Z N"/></draw:custom-shape><draw:custom-shape draw:style-name="gr2" draw:text-style-name="P27" svg:width="0.3504in" svg:height="0.3004in" svg:x="5.4421in" svg:y="0.0154in"><text:p text:style-name="P26"><text:span text:style-name="T7">23</text:span></text:p><draw:enhanced-geometry svg:viewBox="0 0 21600 21600" draw:type="rectangle" draw:enhanced-path="M 0 0 L 21600 0 21600 21600 0 21600 0 0 Z N"/></draw:custom-shape></draw:g></text:p>
      <text:p text:style-name="P16"/>
      <text:p text:style-name="P16"/>
      <text:p text:style-name="P5"><text:span text:style-name="T2">5. Move items to the right of that pivot<text:tab/><text:tab/><text:tab/>6. Divide again, </text:span><text:span text:style-name="T4">recurse. Move items.</text:span></text:p>
      <text:p text:style-name="P17"><draw:g text:anchor-type="paragraph" draw:z-index="4" draw:name="Shape5" draw:style-name="gr1"><draw:custom-shape draw:style-name="gr2" draw:text-style-name="P27" svg:width="0.3504in" svg:height="0.3004in" svg:x="2.2583in" svg:y="0in"><text:p text:style-name="P26"><text:span text:style-name="T7">42</text:span></text:p><draw:enhanced-geometry svg:viewBox="0 0 21600 21600" draw:type="rectangle" draw:enhanced-path="M 0 0 L 21600 0 21600 21600 0 21600 0 0 Z N"/></draw:custom-shape><draw:custom-shape draw:style-name="gr2" draw:text-style-name="P27" svg:width="0.3504in" svg:height="0.3004in" svg:x="0.3508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0.7008in" svg:y="0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1.0508in" svg:y="0in"><text:p text:style-name="P26"><text:span text:style-name="T7">15</text:span></text:p><draw:enhanced-geometry svg:viewBox="0 0 21600 21600" draw:type="rectangle" draw:enhanced-path="M 0 0 L 21600 0 21600 21600 0 21600 0 0 Z N"/></draw:custom-shape><draw:custom-shape draw:style-name="gr3" draw:text-style-name="P28" svg:width="0.3504in" svg:height="0.3004in" svg:x="0.0008in" svg:y="0in"><text:p text:style-name="P26"><text:span text:style-name="T7">4</text:span></text:p><draw:enhanced-geometry svg:viewBox="0 0 21600 21600" draw:type="rectangle" draw:enhanced-path="M 0 0 L 21600 0 21600 21600 0 21600 0 0 Z N"/></draw:custom-shape><draw:custom-shape draw:style-name="gr2" draw:text-style-name="P27" svg:width="0.3504in" svg:height="0.3004in" svg:x="1.9079in" svg:y="0in"><text:p text:style-name="P26"><text:span text:style-name="T7">23</text:span></text:p><draw:enhanced-geometry svg:viewBox="0 0 21600 21600" draw:type="rectangle" draw:enhanced-path="M 0 0 L 21600 0 21600 21600 0 21600 0 0 Z N"/></draw:custom-shape></draw:g><draw:g text:anchor-type="paragraph" draw:z-index="5" draw:name="Shape6" draw:style-name="gr1"><draw:custom-shape draw:style-name="gr3" draw:text-style-name="P28" svg:width="0.3504in" svg:height="0.3004in" svg:x="6.1165in" svg:y="0in"><text:p text:style-name="P26"><text:span text:style-name="T7">42</text:span></text:p><draw:enhanced-geometry svg:viewBox="0 0 21600 21600" draw:type="rectangle" draw:enhanced-path="M 0 0 L 21600 0 21600 21600 0 21600 0 0 Z N"/></draw:custom-shape><draw:custom-shape draw:style-name="gr3" draw:text-style-name="P28" svg:width="0.3504in" svg:height="0.3004in" svg:x="4.2874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4.8736in" svg:y="0in"><text:p text:style-name="P26"><text:span text:style-name="T7">16</text:span></text:p><draw:enhanced-geometry svg:viewBox="0 0 21600 21600" draw:type="rectangle" draw:enhanced-path="M 0 0 L 21600 0 21600 21600 0 21600 0 0 Z N"/></draw:custom-shape><draw:custom-shape draw:style-name="gr3" draw:text-style-name="P28" svg:width="0.3504in" svg:height="0.3004in" svg:x="5.2236in" svg:y="0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5.7657in" svg:y="0in"><text:p text:style-name="P26"><text:span text:style-name="T7">23</text:span></text:p><draw:enhanced-geometry svg:viewBox="0 0 21600 21600" draw:type="rectangle" draw:enhanced-path="M 0 0 L 21600 0 21600 21600 0 21600 0 0 Z N"/></draw:custom-shape><draw:custom-shape draw:style-name="gr2" draw:text-style-name="P27" svg:width="0.3504in" svg:height="0.3004in" svg:x="3.9374in" svg:y="0in"><text:p text:style-name="P26"><text:span text:style-name="T7">4</text:span></text:p><draw:enhanced-geometry svg:viewBox="0 0 21600 21600" draw:type="rectangle" draw:enhanced-path="M 0 0 L 21600 0 21600 21600 0 21600 0 0 Z N"/></draw:custom-shape></draw:g><draw:g text:anchor-type="paragraph" draw:z-index="6" draw:name="Shape7" draw:style-name="gr1"><draw:custom-shape draw:style-name="gr3" draw:text-style-name="P28" svg:width="0.3504in" svg:height="0.3004in" svg:x="6.1165in" svg:y="0.3937in"><text:p text:style-name="P26"><text:span text:style-name="T7">42</text:span></text:p><draw:enhanced-geometry svg:viewBox="0 0 21600 21600" draw:type="rectangle" draw:enhanced-path="M 0 0 L 21600 0 21600 21600 0 21600 0 0 Z N"/></draw:custom-shape><draw:custom-shape draw:style-name="gr3" draw:text-style-name="P28" svg:width="0.3504in" svg:height="0.3004in" svg:x="4.2874in" svg:y="0.3937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5.2374in" svg:y="0.3937in"><text:p text:style-name="P26"><text:span text:style-name="T7">16</text:span></text:p><draw:enhanced-geometry svg:viewBox="0 0 21600 21600" draw:type="rectangle" draw:enhanced-path="M 0 0 L 21600 0 21600 21600 0 21600 0 0 Z N"/></draw:custom-shape><draw:custom-shape draw:style-name="gr3" draw:text-style-name="P28" svg:width="0.3504in" svg:height="0.3004in" svg:x="4.8874in" svg:y="0.3937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5.7657in" svg:y="0.3937in"><text:p text:style-name="P26"><text:span text:style-name="T7">23</text:span></text:p><draw:enhanced-geometry svg:viewBox="0 0 21600 21600" draw:type="rectangle" draw:enhanced-path="M 0 0 L 21600 0 21600 21600 0 21600 0 0 Z N"/></draw:custom-shape><draw:custom-shape draw:style-name="gr2" draw:text-style-name="P27" svg:width="0.3504in" svg:height="0.3004in" svg:x="3.9374in" svg:y="0.3937in"><text:p text:style-name="P26"><text:span text:style-name="T7">4</text:span></text:p><draw:enhanced-geometry svg:viewBox="0 0 21600 21600" draw:type="rectangle" draw:enhanced-path="M 0 0 L 21600 0 21600 21600 0 21600 0 0 Z N"/></draw:custom-shape></draw:g></text:p>
      <text:p text:style-name="P17"/>
      <text:p text:style-name="P17"/>
      <text:p text:style-name="P17"/>
      <text:p text:style-name="P18">7. Divide again. This time there are single elements. That’s our base case, we are done.</text:p>
      <text:p text:style-name="P18"><draw:g text:anchor-type="paragraph" draw:z-index="7" draw:name="Shape8" draw:style-name="gr1"><draw:custom-shape draw:style-name="gr2" draw:text-style-name="P27" svg:width="0.3504in" svg:height="0.3004in" svg:x="1.3083in" svg:y="0in"><text:p text:style-name="P26"><text:span text:style-name="T7">16</text:span></text:p><draw:enhanced-geometry svg:viewBox="0 0 21600 21600" draw:type="rectangle" draw:enhanced-path="M 0 0 L 21600 0 21600 21600 0 21600 0 0 Z N"/></draw:custom-shape><draw:custom-shape draw:style-name="gr2" draw:text-style-name="P27" svg:width="0.3504in" svg:height="0.3004in" svg:x="1.7583in" svg:y="0in"><text:p text:style-name="P26"><text:span text:style-name="T7">23</text:span></text:p><draw:enhanced-geometry svg:viewBox="0 0 21600 21600" draw:type="rectangle" draw:enhanced-path="M 0 0 L 21600 0 21600 21600 0 21600 0 0 Z N"/></draw:custom-shape><draw:custom-shape draw:style-name="gr2" draw:text-style-name="P27" svg:width="0.3504in" svg:height="0.3004in" svg:x="0.4299in" svg:y="0in"><text:p text:style-name="P26"><text:span text:style-name="T7">8</text:span></text:p><draw:enhanced-geometry svg:viewBox="0 0 21600 21600" draw:type="rectangle" draw:enhanced-path="M 0 0 L 21600 0 21600 21600 0 21600 0 0 Z N"/></draw:custom-shape><draw:custom-shape draw:style-name="gr2" draw:text-style-name="P27" svg:width="0.3504in" svg:height="0.3004in" svg:x="0.8583in" svg:y="0in"><text:p text:style-name="P26"><text:span text:style-name="T7">15</text:span></text:p><draw:enhanced-geometry svg:viewBox="0 0 21600 21600" draw:type="rectangle" draw:enhanced-path="M 0 0 L 21600 0 21600 21600 0 21600 0 0 Z N"/></draw:custom-shape><draw:custom-shape draw:style-name="gr2" draw:text-style-name="P27" svg:width="0.3504in" svg:height="0.3004in" svg:x="0.0008in" svg:y="0in"><text:p text:style-name="P26"><text:span text:style-name="T7">4</text:span></text:p><draw:enhanced-geometry svg:viewBox="0 0 21600 21600" draw:type="rectangle" draw:enhanced-path="M 0 0 L 21600 0 21600 21600 0 21600 0 0 Z N"/></draw:custom-shape><draw:custom-shape draw:style-name="gr2" draw:text-style-name="P27" svg:width="0.3504in" svg:height="0.3004in" svg:x="2.2083in" svg:y="0in"><text:p text:style-name="P26"><text:span text:style-name="T7">42</text:span></text:p><draw:enhanced-geometry svg:viewBox="0 0 21600 21600" draw:type="rectangle" draw:enhanced-path="M 0 0 L 21600 0 21600 21600 0 21600 0 0 Z N"/></draw:custom-shape></draw:g></text:p>
      <text:p text:style-name="P18"/>
      <text:p text:style-name="P18"/>
      <text:p text:style-name="P6">- What is the time and space complexity of this algorithm?</text:p>
      <text:p text:style-name="P19"><text:tab/>Generally, it is O(n log n) time, and O(1) space.</text:p>
      <text:p text:style-name="P19"/>
      <text:p text:style-name="P6">- Ask, “<text:span text:style-name="T6">I</text:span>s this a stable sort?”</text:p>
      <text:p text:style-name="P7"><text:span text:style-name="T2">No. (</text:span>why?<text:span text:style-name="T2">) In a stable sort, items that are in order in the input array, are in the same order in the output array. In a quick sort, all the elements are potentially moved depending on the pivot. This makes it unstable.</text:span></text:p>
      <text:p text:style-name="P23"/>
      <text:p text:style-name="P24">Next topics:</text:p>
      <text:p text:style-name="P24"><text:tab/>Discuss other algorithms.</text:p>
      <text:p text:style-name="P24"><text:tab/>Algorithm: Merge Sort (Easy)</text:p>
      <text:p text:style-name="P24"><text:tab/>Algorithm: Quick Sort (Not So Easy), to discuss implementing one in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Standard">
      <style:text-properties officeooo:rsid="000deefc" officeooo:paragraph-rsid="001d4a08"/>
    </style:style>
    <style:style style:name="MP2" style:family="paragraph" style:parent-style-name="Table_20_Contents">
      <style:text-properties officeooo:rsid="000deefc" officeooo:paragraph-rsid="001d4a08"/>
    </style:style>
    <style:style style:name="MP3" style:family="paragraph" style:parent-style-name="Table_20_Contents">
      <style:text-properties officeooo:rsid="001552ed" officeooo:paragraph-rsid="001d4a08"/>
    </style:style>
    <style:style style:name="MP4" style:family="paragraph" style:parent-style-name="Table_20_Contents">
      <style:text-properties officeooo:rsid="0023c411" officeooo:paragraph-rsid="001d4a08"/>
    </style:style>
    <style:style style:name="MP5" style:family="paragraph" style:parent-style-name="Standard">
      <style:text-properties officeooo:paragraph-rsid="001d4a08"/>
    </style:style>
    <style:style style:name="MT1" style:family="text">
      <style:text-properties officeooo:rsid="001666b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text:span text:style-name="MT1">Quick </text:span>Sort</text:p>
            </table:table-cell>
            <table:table-cell table:style-name="Table2.A1" office:value-type="string">
              <text:p text:style-name="MP2">Algorithms</text:p>
            </table:table-cell>
            <table:table-cell table:style-name="Table2.A1" office:value-type="string">
              <text:p text:style-name="MP3">Easy</text:p>
            </table:table-cell>
            <table:table-cell table:style-name="Table2.A1" office:value-type="string">
              <text:p text:style-name="MP4">Page <text:page-number text:select-page="current">1</text:page-number> of <text:page-count>1</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8:54:24.198000000</meta:creation-date>
    <dc:date>2017-04-09T16:46:39.476000000</dc:date>
    <meta:editing-duration>PT24M43S</meta:editing-duration>
    <meta:editing-cycles>4</meta:editing-cycles>
    <meta:generator>LibreOffice/5.2.5.1$Windows_x86 LibreOffice_project/0312e1a284a7d50ca85a365c316c7abbf20a4d22</meta:generator>
    <meta:document-statistic meta:table-count="1" meta:image-count="0" meta:object-count="0" meta:page-count="1" meta:paragraph-count="22" meta:word-count="301" meta:character-count="1609" meta:non-whitespace-character-count="1316"/>
  </office:meta>
</office:document-meta>
</file>